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MS Mincho" svg:font-family="'MS Mincho'" style:font-pitch="variable"/>
    <style:font-face style:name="MS PMincho1" svg:font-family="'MS PMincho'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4.062cm" style:rel-column-width="21254*"/>
    </style:style>
    <style:style style:name="表1.C" style:family="table-column">
      <style:table-column-properties style:column-width="4.062cm" style:rel-column-width="21255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1.5" style:family="table-row">
      <style:table-row-properties style:row-height="1.889cm"/>
    </style:style>
    <style:style style:name="表1.C5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style:line-spacing="0.101cm"/>
      <style:text-properties style:font-name="MS Mincho" fo:font-size="18pt" style:font-name-asian="MS Mincho" style:font-size-asian="18pt" style:font-size-complex="18pt"/>
    </style:style>
    <style:style style:name="P3" style:family="paragraph" style:parent-style-name="Standard">
      <style:paragraph-properties style:line-spacing="0.101cm"/>
      <style:text-properties style:font-name="MS Mincho" fo:font-size="15pt" style:font-name-asian="MS Mincho" style:font-size-asian="15pt" style:font-size-complex="15pt"/>
    </style:style>
    <style:style style:name="P4" style:family="paragraph" style:parent-style-name="Standard">
      <style:text-properties style:font-name="MS Mincho" fo:font-size="10.5pt" style:font-name-asian="MS Mincho" style:font-size-asian="10.5pt" style:font-size-complex="10.5pt"/>
    </style:style>
    <style:style style:name="P5" style:family="paragraph" style:parent-style-name="Standard">
      <style:paragraph-properties style:line-spacing="0.101cm"/>
      <style:text-properties style:font-name="MS Mincho" fo:font-size="10.5pt" style:font-name-asian="MS Mincho" style:font-size-asian="10.5pt" style:font-size-complex="10.5pt"/>
    </style:style>
    <style:style style:name="P6" style:family="paragraph" style:parent-style-name="Standard">
      <style:paragraph-properties style:line-spacing="0.101cm" fo:text-align="center" style:justify-single-word="false"/>
      <style:text-properties style:font-name="MS Mincho" fo:font-size="10.5pt" style:font-name-asian="MS Mincho" style:font-size-asian="10.5pt" style:font-size-complex="10.5pt"/>
    </style:style>
    <style:style style:name="P7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MS Mincho" fo:font-size="10.5pt" style:font-name-asian="MS Mincho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style:font-name="MS Mincho" fo:font-size="10.5pt" style:font-name-asian="MS Mincho" style:font-size-asian="10.5pt" style:language-asian="ja" style:country-asian="JP" style:font-size-complex="10.5pt"/>
    </style:style>
    <style:style style:name="P10" style:family="paragraph" style:parent-style-name="Standard">
      <style:paragraph-properties fo:line-height="0.43cm" fo:text-align="start" style:justify-single-word="false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language-asian="ja" style:country-asian="JP" style:font-size-complex="10.5pt"/>
    </style:style>
    <style:style style:name="P11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MS Mincho" style:font-name-asian="MS Mincho"/>
    </style:style>
    <style:style style:name="P12" style:family="paragraph" style:parent-style-name="Standard">
      <style:paragraph-properties fo:text-align="center" style:justify-single-word="false"/>
      <style:text-properties style:font-name="MS Mincho" style:font-name-asian="MS Mincho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MS Mincho" fo:font-size="14pt" style:font-name-asian="MS Mincho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MS Mincho" fo:font-size="14pt" style:font-name-asian="MS Mincho" style:font-size-asian="14pt" style:language-asian="ja" style:country-asian="JP" style:font-size-complex="14pt"/>
    </style:style>
    <style:style style:name="P15" style:family="paragraph" style:parent-style-name="Standard">
      <style:paragraph-properties fo:line-height="100%">
        <style:tab-stops>
          <style:tab-stop style:position="2.517cm"/>
        </style:tab-stops>
      </style:paragraph-properties>
      <style:text-properties style:font-name="ＭＳ 明朝1" fo:font-size="10pt" style:font-name-asian="ＭＳ 明朝1" style:font-size-asian="10pt" style:language-asian="ja" style:country-asian="JP" style:font-size-complex="10pt"/>
    </style:style>
    <style:style style:name="P16" style:family="paragraph" style:parent-style-name="Standard">
      <style:paragraph-properties fo:margin-left="3.59cm" fo:margin-right="0cm" fo:line-height="0.43cm" fo:text-indent="0cm" style:auto-text-indent="false">
        <style:tab-stops>
          <style:tab-stop style:position="2.517cm"/>
        </style:tab-stops>
      </style:paragraph-properties>
      <style:text-properties style:font-name="MS Mincho" fo:font-size="10.5pt" style:text-underline-style="solid" style:text-underline-width="auto" style:text-underline-color="font-color" style:font-name-asian="MS Mincho" style:font-size-asian="10.5pt" style:font-size-complex="10.5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MS Mincho" fo:font-size="10.5pt" style:font-name-asian="MS Mincho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style:font-name="MS Mincho" style:font-name-asian="MS Mincho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style:font-name="MS Mincho" style:font-name-asian="MS Mincho" style:font-size-complex="10.5pt"/>
    </style:style>
    <style:style style:name="P20" style:family="paragraph" style:parent-style-name="Standard" style:master-page-name="Standard">
      <style:paragraph-properties style:line-spacing="0.101cm" style:page-number="auto"/>
      <style:text-properties style:font-name="MS Mincho" fo:font-size="11pt" style:font-name-asian="MS Mincho" style:font-size-asian="11pt" style:font-size-complex="11pt"/>
    </style:style>
    <style:style style:name="P21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22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23" style:family="paragraph" style:parent-style-name="Standard">
      <style:paragraph-properties fo:line-height="100%">
        <style:tab-stops>
          <style:tab-stop style:position="2.517cm"/>
        </style:tab-stops>
      </style:paragraph-properties>
      <style:text-properties style:font-name="MS Mincho" fo:font-size="10.5pt" style:font-name-asian="MS Mincho" style:font-size-asian="10.5pt" style:font-size-complex="10.5pt"/>
    </style:style>
    <style:style style:name="P24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MS Mincho" style:font-name-asian="MS Mincho"/>
    </style:style>
    <style:style style:name="P25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</style:style>
    <style:style style:name="P26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MS Mincho" style:font-name-asian="MS Mincho"/>
    </style:style>
    <style:style style:name="T7" style:family="text">
      <style:text-properties style:font-name="MS Mincho" fo:font-size="10.5pt" style:font-name-asian="MS Mincho" style:font-size-asian="10.5pt" style:font-size-complex="10.5pt"/>
    </style:style>
    <style:style style:name="T8" style:family="text">
      <style:text-properties style:font-name-asian="ＭＳ 明朝1"/>
    </style:style>
    <style:style style:name="T9" style:family="text">
      <style:text-properties style:font-name-asian="HG丸ｺﾞｼｯｸM-PRO"/>
    </style:style>
    <style:style style:name="T10" style:family="text">
      <style:text-properties fo:font-size="18pt" style:font-name-asian="HG丸ｺﾞｼｯｸM-PRO" style:font-size-asian="18pt" style:font-size-complex="18p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text:anchor-type="paragraph" draw:z-index="0" draw:style-name="gr1" draw:text-style-name="P28" svg:width="2.386cm" svg:height="1.592cm" draw:transform="rotate (0.5235987755982) translate (12.7582083333333cm 0.146402777777778cm)"><draw:text-box><text:p text:style-name="P27"><text:span text:style-name="T9"/></text:p><text:p text:style-name="P27"><text:span text:style-name="T10">無料</text:span></text:p></draw:text-box></draw:frame><text:tab/>便利で、簡単！誰もが使えるOpenOffice.org</text:p>
      <text:p text:style-name="P2"><text:tab/>　OpenOffice.org講習会(入門編)</text:p>
      <text:p text:style-name="P3"><text:tab/>　　　ワープロソフト　〜Writer〜</text:p>
      <text:p text:style-name="P5"/>
      <text:p text:style-name="P5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5">　そこで、しまねOSS協議会は、県内でOpenOffice.orgのサポートサービスをされている株式会社マツケイから講師をお招きして、OpenOffice.orgの使い方をわかりやすく学ぶ講習会を開催しています。</text:p>
      <text:p text:style-name="P5">　この講習会は、入門編として「Writer」「Calc」「Impress」を、初級編として「Calc」「Writer」を開催しています。今回は、入門編<text:span text:style-name="T1">「Writer」の講習会を開催します。内容は、「Writer」で使える様々な文書の表現方法をメインに進めていきますが、OpenOffice.orgが初めての方でも判り易くお教えします。</text:span></text:p>
      <text:p text:style-name="P5">　参加ご希望の方は【申込み方法】のいずれかの方法でお申し込みください。</text:p>
      <text:p text:style-name="P5">　みなさまのご参加をお待ちしています。</text:p>
      <text:p text:style-name="P5"/>
      <text:p text:style-name="P6">記</text:p>
      <text:p text:style-name="P5"/>
      <text:p text:style-name="P7">　日　時<text:tab/>１日目　平成２６年４月２３日（水）　１８：３０〜２０：００</text:p>
      <text:p text:style-name="P7"><text:tab/>２日目　平成２６年４月３０日（水）　１８：３０〜２０：００</text:p>
      <text:p text:style-name="P7"><text:tab/>※１日目と２日目の両方で一つの内容となっています。</text:p>
      <text:p text:style-name="P7">　場　所<text:tab/>松江オープンソースラボ</text:p>
      <text:p text:style-name="P11"><text:span text:style-name="T2"><text:tab/>（島根県</text:span>松江市朝日町478-18 松江テルサ別館2階）</text:p>
      <text:p text:style-name="P26">　内　容<text:tab/>「Writerの概要」</text:p>
      <text:p text:style-name="P26"><text:tab/>基本操作、文字入力と書式、画像や図形の挿入、ヘッダ・フッタ、</text:p>
      <text:p text:style-name="P23"><text:span text:style-name="T8"><text:tab/>ファイルの保存とテンプレート</text:span></text:p>
      <text:p text:style-name="P7">　対象者<text:tab/>パソコンの基本操作ができる方</text:p>
      <text:p text:style-name="P7">　　　　　　　（協議会会員以外の方でもご自由に参加いただけます。）</text:p>
      <text:p text:style-name="P7">　参加費<text:tab/>無料</text:p>
      <text:p text:style-name="P7">　定　員<text:tab/>２０名</text:p>
      <text:p text:style-name="P7">　講　師<text:tab/>株式会社マツケイ　伊藤　葉子氏</text:p>
      <text:p text:style-name="P7">　主　催<text:tab/>しまねOSS協議会</text:p>
      <text:p text:style-name="P7">　その他<text:tab/>（１）ノートパソコンをお持ちの方は当日ご持参ください。お持ちでない方は、お貸し</text:p>
      <text:p text:style-name="P7"><text:tab/>　　　しますので、お申込みの際にご明記ください。</text:p>
      <text:p text:style-name="P7"><text:tab/>（２）この講習はOpenOffice.org3.2以上を対象としております。</text:p>
      <text:p text:style-name="P16">ご持参頂くパソコンにはあらかじめOpenOffice.org3.2以上をインストールしてください。</text:p>
      <text:p text:style-name="P7"/>
      <text:p text:style-name="P7">【申込み方法】</text:p>
      <text:list xml:id="list1155540038293730321" text:style-name="L1">
        <text:list-item>
          <text:p text:style-name="P22">インターネットでお申し込み</text:p>
          <text:p text:style-name="P24"><text:span text:style-name="T2">しまねOSS協議会ウェブサイトの</text:span><text:span text:style-name="T3">「</text:span><text:span text:style-name="T4">OpenOffice.org講習会の申し込みはこちらから！」</text:span>というリンクをたどってお申し込みください。</text:p>
          <text:p text:style-name="P25"><text:span text:style-name="T7">【しまねOSS協議会ウェブサイトURL】</text:span><text:a xlink:type="simple" xlink:href="http://www.shimane-oss.org/"><text:span text:style-name="T7">http://www.shimane-oss.org/</text:span></text:a></text:p>
          <text:p text:style-name="P22"/>
        </text:list-item>
        <text:list-item>
          <text:p text:style-name="P22">電子メールでお申し込み</text:p>
          <text:p text:style-name="P25"><text:span text:style-name="T7">お名前（ふりがな）、ご連絡先電話番号、メールアドレス、パソコン貸出の必要／不要をご記入の上、</text:span><text:a xlink:type="simple" xlink:href="mailto:info@shimane-oss.org"><text:span text:style-name="T7">info@shimane-oss.org</text:span></text:a><text:span text:style-name="T7"> へメールをお送りください。</text:span></text:p>
          <text:p text:style-name="P22"/>
        </text:list-item>
        <text:list-item>
          <text:p text:style-name="P22">FAXでお申し込み</text:p>
          <text:p text:style-name="P22">別紙の参加申込書にご記入の上、以下のFAX番号までお送りください。</text:p>
          <text:p text:style-name="P22">【ＦＡＸ番号】０８５２−２８−９３９８</text:p>
        </text:list-item>
      </text:list>
      <text:p text:style-name="P4"/>
      <text:p text:style-name="P4"><text:tab/><text:tab/><text:tab/><text:tab/>【お問い合わせ】</text:p>
      <text:p text:style-name="P7"><text:s text:c="2"/><text:tab/><text:tab/><text:tab/>　しまねOSS協議会事務局（(株)ネットワーク応用通信研究所内）</text:p>
      <text:p text:style-name="P7"><text:s text:c="4"/><text:tab/><text:tab/><text:tab/>　メール：info@shimane-oss.org</text:p>
      <text:p text:style-name="P7"><text:s text:c="4"/><text:tab/><text:tab/><text:tab/>　電話：０８５２−２８−９２９８／FAX：０８５２−２８−９３９８</text:p>
      <text:p text:style-name="P17">しまねOSS協議会　事務局　行</text:p>
      <text:p text:style-name="P8"><text:s/>FAX番号　0852-28-9398</text:p>
      <text:p text:style-name="P8"/>
      <text:p text:style-name="P8"/>
      <text:p text:style-name="P13">OpenOffice.org講習会(入門編)</text:p>
      <text:p text:style-name="P13">ワープロソフト　〜Writer〜</text:p>
      <text:p text:style-name="P13"/>
      <text:p text:style-name="P14">参加申込書</text:p>
      <text:p text:style-name="P9"/>
      <text:p text:style-name="P7"><text:tab/>日時<text:tab/>１日目:平成２６年４月２３日（水）１８：３０〜２０：００</text:p>
      <text:p text:style-name="P10"><text:tab/><text:tab/>２日目:平成２６年４月３０日（水）１８：３０〜２０：００</text:p>
      <text:p text:style-name="P10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8">お名前</text:p>
          </table:table-cell>
          <table:table-cell table:style-name="表1.B1" table:number-columns-spanned="2" office:value-type="string">
            <text:p text:style-name="P19"/>
          </table:table-cell>
          <table:covered-table-cell/>
        </table:table-row>
        <table:table-row table:style-name="表1.1">
          <table:table-cell table:style-name="表1.A2" office:value-type="string">
            <text:p text:style-name="P18">お名前(ふりがな)</text:p>
          </table:table-cell>
          <table:table-cell table:style-name="表1.B2" table:number-columns-spanned="2" office:value-type="string">
            <text:p text:style-name="P19"/>
          </table:table-cell>
          <table:covered-table-cell/>
        </table:table-row>
        <table:table-row table:style-name="表1.1">
          <table:table-cell table:style-name="表1.A2" office:value-type="string">
            <text:p text:style-name="P18">ご連絡先(電話番号)</text:p>
          </table:table-cell>
          <table:table-cell table:style-name="表1.B2" table:number-columns-spanned="2" office:value-type="string">
            <text:p text:style-name="P19">　　　　　　—　　　　　　　—　　　　　</text:p>
          </table:table-cell>
          <table:covered-table-cell/>
        </table:table-row>
        <table:table-row table:style-name="表1.1">
          <table:table-cell table:style-name="表1.A2" office:value-type="string">
            <text:p text:style-name="P18">メールアドレス</text:p>
          </table:table-cell>
          <table:table-cell table:style-name="表1.B2" table:number-columns-spanned="2" office:value-type="string">
            <text:p text:style-name="P19"/>
          </table:table-cell>
          <table:covered-table-cell/>
        </table:table-row>
        <table:table-row table:style-name="表1.5">
          <table:table-cell table:style-name="表1.A2" office:value-type="string">
            <text:p text:style-name="P18">パソコン貸出</text:p>
          </table:table-cell>
          <table:table-cell table:style-name="表1.A2" office:value-type="string">
            <text:p text:style-name="P18">必要</text:p>
          </table:table-cell>
          <table:table-cell table:style-name="表1.C5" office:value-type="string">
            <text:p text:style-name="P12">不要</text:p>
            <text:p text:style-name="P12">（PC持参）</text:p>
          </table:table-cell>
        </table:table-row>
      </table:table>
      <text:p text:style-name="P8"/>
      <text:p text:style-name="P8"/>
      <text:p text:style-name="P8">＊　本講習会への申込書に記載された内容は、講習会の開催に関連することにおいてのみ使用し、</text:p>
      <text:p text:style-name="P8">　　それ以外の目的には一切使用致しません。</text:p>
      <text:p text:style-name="P8"/>
      <text:p text:style-name="P1"><text:a xlink:type="simple" xlink:href="http://os4openoffice.doorkeeper.jp/events/2272"><text:span text:style-name="T6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HG丸ｺﾞｼｯｸM-PRO" svg:font-family="HG丸ｺﾞｼｯｸM-PRO" style:font-pitch="variable"/>
    <style:font-face style:name="MS Mincho" svg:font-family="'MS Mincho'" style:font-pitch="variable"/>
    <style:font-face style:name="MS PMincho1" svg:font-family="'MS PMincho'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5H21M20S</meta:editing-duration>
    <meta:editing-cycles>60</meta:editing-cycles>
    <meta:generator>OpenOffice/4.0.1$Unix OpenOffice.org_project/401m5$Build-9714</meta:generator>
    <dc:date>2014-02-25T14:39:13</dc:date>
    <meta:print-date>2013-10-28T13:42:29.208887000</meta:print-date>
    <meta:document-statistic meta:table-count="1" meta:image-count="0" meta:object-count="0" meta:page-count="2" meta:paragraph-count="58" meta:word-count="1256" meta:character-count="1679"/>
    <meta:template xlink:type="simple" xlink:actuate="onRequest" xlink:title="無題" xlink:href="../無題.ott" meta:date="2010-03-20T17:29:56"/>
  </office:meta>
</office:document-meta>
</file>